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-filtered" table:style-name="ta1">
        <table:shapes>
          <draw:frame draw:z-index="0" draw:style-name="gr1" draw:text-style-name="P1" svg:width="6.2988in" svg:height="3.5429in" svg:x="0.8161in" svg:y="0.0394in">
            <draw:object draw:notify-on-update-of-ranges="'data-filtered'.A1:'data-filtered'.A135 'data-filtered'.B1:'data-filtered'.B1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8:49:34.040551409</dc:date>
    <meta:editing-duration>PT52S</meta:editing-duration>
    <meta:editing-cycles>1</meta:editing-cycles>
    <meta:document-statistic meta:table-count="1" meta:cell-count="270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'data-filtered'.A1:'data-filtered'.B135" svg:x="0.32cm" svg:y="0.18cm" svg:width="12.965cm" svg:height="8.64cm">
          <chartooo:coordinate-region svg:x="1.206cm" svg:y="0.38cm" svg:width="11.7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filtered'.B1:'data-filtered'.B135" chart:class="chart:scatter">
            <chart:domain table:cell-range-address="'data-filtered'.A1:'data-filtered'.A135"/>
            <chart:data-point chart:repeated="1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-filtered'.A1:'data-filtered'.A135</svg:desc>
                </draw:g>
              </table:table-cell>
              <table:table-cell office:value-type="float" office:value="143">
                <text:p>143</text:p>
                <draw:g>
                  <svg:desc>'data-filtered'.B1:'data-filtered'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